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6pt" style:font-size-asian="14pt" style:font-size-complex="16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2pt" style:font-size-asian="10.5pt" style:font-size-complex="12pt"/>
    </style:style>
    <style:style style:name="P6" style:family="paragraph" style:parent-style-name="Standard" style:list-style-name="L7">
      <style:text-properties fo:font-size="12pt" style:font-size-asian="10.5pt" style:font-size-complex="12pt"/>
    </style:style>
    <style:style style:name="P7" style:family="paragraph" style:parent-style-name="Standard" style:list-style-name="L8">
      <style:text-properties fo:font-size="12pt" style:font-size-asian="10.5pt" style:font-size-complex="12pt"/>
    </style:style>
    <style:style style:name="P8" style:family="paragraph" style:parent-style-name="Standard" style:list-style-name="L9">
      <style:text-properties fo:font-size="12pt" style:font-size-asian="10.5pt" style:font-size-complex="12pt"/>
    </style:style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4"/>
    <style:style style:name="P13" style:family="paragraph" style:parent-style-name="Standard" style:list-style-name="L5"/>
    <style:style style:name="P14" style:family="paragraph" style:parent-style-name="Standard" style:list-style-name="L10"/>
    <style:style style:name="P15" style:family="paragraph" style:parent-style-name="Standard" style:list-style-name="L11"/>
    <style:style style:name="P16" style:family="paragraph" style:parent-style-name="Standard" style:list-style-name="L12"/>
    <style:style style:name="P17" style:family="paragraph" style:parent-style-name="Standard" style:list-style-name="L13"/>
    <style:style style:name="P18" style:family="paragraph" style:parent-style-name="Standard" style:list-style-name="L14"/>
    <style:style style:name="P19" style:family="paragraph" style:parent-style-name="Standard" style:list-style-name="L15"/>
    <style:style style:name="P20" style:family="paragraph" style:parent-style-name="Standard" style:list-style-name="L17"/>
    <style:style style:name="P21" style:family="paragraph" style:parent-style-name="Standard" style:list-style-name="L18"/>
    <style:style style:name="P22" style:family="paragraph" style:parent-style-name="Standard" style:list-style-name="L19"/>
    <style:style style:name="P23" style:family="paragraph" style:parent-style-name="Standard">
      <style:paragraph-properties fo:break-before="pag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aciones previas para instalar en el Servidor</text:p>
      <text:p text:style-name="P1"/>
      <text:list xml:id="list2112878449" text:style-name="L7">
        <text:list-item>
          <text:p text:style-name="P6">Instalar Django 1.5.1</text:p>
        </text:list-item>
      </text:list>
      <text:p text:style-name="P2"/>
      <text:p text:style-name="P2"><text:tab/>sudo pip install django = 1.5.1</text:p>
      <text:p text:style-name="P2"/>
      <text:list xml:id="list1664391604" text:style-name="L8">
        <text:list-item>
          <text:p text:style-name="P7">Instalar python 2.7</text:p>
        </text:list-item>
      </text:list>
      <text:p text:style-name="P2"/>
      <text:p text:style-name="P2"><text:tab/>sudo apt-get install python2.7</text:p>
      <text:p text:style-name="P2"/>
      <text:list xml:id="list1800293517" text:style-name="L9">
        <text:list-item>
          <text:p text:style-name="P8">Instalar pip</text:p>
        </text:list-item>
      </text:list>
      <text:p text:style-name="P2"/>
      <text:p text:style-name="P2"><text:tab/>sudo apt-get install python-pip</text:p>
      <text:p text:style-name="P2"/>
      <text:list xml:id="list2111559934" text:style-name="L1">
        <text:list-item>
          <text:p text:style-name="P9"><text:span text:style-name="T1">Instalar librería relatorio</text:span></text:p>
        </text:list-item>
      </text:list>
      <text:p text:style-name="P4"/>
      <text:p text:style-name="P4"><text:tab/>sudo pip install relatorio</text:p>
      <text:p text:style-name="P4"/>
      <text:list xml:id="list70932238" text:style-name="L2">
        <text:list-item>
          <text:p text:style-name="P10"><text:span text:style-name="T1">Instalar librería lxml</text:span></text:p>
        </text:list-item>
      </text:list>
      <text:p text:style-name="Standard"><text:span text:style-name="T1"/></text:p>
      <text:p text:style-name="Standard"><text:span text:style-name="T1"><text:tab/>sudo apt-get install python-lxml</text:span></text:p>
      <text:p text:style-name="Standard"><text:span text:style-name="T1"/></text:p>
      <text:list xml:id="list51762137" text:style-name="L3">
        <text:list-item>
          <text:p text:style-name="P11"><text:span text:style-name="T1">Instalar librería yaml</text:span></text:p>
        </text:list-item>
      </text:list>
      <text:p text:style-name="Standard"><text:span text:style-name="T1"/></text:p>
      <text:p text:style-name="Standard"><text:span text:style-name="T1"><text:tab/>sudo apt-get install python-yaml</text:span></text:p>
      <text:p text:style-name="Standard"><text:span text:style-name="T1"/></text:p>
      <text:list xml:id="list761713506" text:style-name="L4">
        <text:list-item>
          <text:p text:style-name="P12"><text:span text:style-name="T1">Instalar librería pycha</text:span></text:p>
        </text:list-item>
      </text:list>
      <text:p text:style-name="Standard"><text:span text:style-name="T1"/></text:p>
      <text:p text:style-name="Standard"><text:span text:style-name="T1"><text:tab/>sudo apt-get install python-pycha</text:span></text:p>
      <text:p text:style-name="Standard"><text:span text:style-name="T1"/></text:p>
      <text:list xml:id="list1677592091" text:style-name="L5">
        <text:list-item>
          <text:p text:style-name="P13"><text:span text:style-name="T1">Instalar librería unoconv</text:span></text:p>
        </text:list-item>
      </text:list>
      <text:p text:style-name="Standard"><text:span text:style-name="T1"/></text:p>
      <text:p text:style-name="Standard"><text:span text:style-name="T1"><text:tab/>sudo apt-get install unoconv</text:span></text:p>
      <text:p text:style-name="P1"/>
      <text:p text:style-name="P1"/>
      <text:p text:style-name="P1">Configuración del Servidor</text:p>
      <text:p text:style-name="P1"/>
      <text:list xml:id="list1142526761" text:style-name="L10">
        <text:list-item>
          <text:p text:style-name="P14"><text:span text:style-name="T2">Instalar apache2</text:span></text:p>
        </text:list-item>
      </text:list>
      <text:p text:style-name="P2"/>
      <text:p text:style-name="P2"><text:tab/>sudo apt-get install apache2</text:p>
      <text:p text:style-name="P2"/>
      <text:list xml:id="list58440036" text:style-name="L11">
        <text:list-item>
          <text:p text:style-name="P15"><text:span text:style-name="T2">Instalar wsgi</text:span></text:p>
        </text:list-item>
      </text:list>
      <text:p text:style-name="P2"/>
      <text:p text:style-name="Standard"><text:tab/>sudo apt-get install libapache2-mod-wsgi</text:p>
      <text:p text:style-name="Standard"/>
      <text:p text:style-name="Standard"/>
      <text:p text:style-name="P23"/>
      <text:list xml:id="list440343062" text:style-name="L12">
        <text:list-item>
          <text:p text:style-name="P16">copiar el proyecto en la carpeta /var/www/ (el proyecto puede ser descargado del repositorio de github)</text:p>
        </text:list-item>
      </text:list>
      <text:p text:style-name="Standard"/>
      <text:p text:style-name="Standard"><text:tab/>git clone https://github.com/pablo1n7/proyectoBs.git</text:p>
      <text:p text:style-name="Standard"/>
      <text:p text:style-name="Standard"/>
      <text:list xml:id="list2098296715" text:style-name="L13">
        <text:list-item>
          <text:p text:style-name="P17">Crear un archivo con el nombre del proyecto en /etc/apache2/sites-available</text:p>
        </text:list-item>
      </text:list>
      <text:p text:style-name="Standard"/>
      <text:p text:style-name="Standard"><text:tab/>sudo touch /etc/apache2/sites-available/proyectoBs</text:p>
      <text:p text:style-name="Standard"/>
      <text:p text:style-name="Standard"/>
      <text:list xml:id="list322485251" text:style-name="L14">
        <text:list-item>
          <text:p text:style-name="P18">Dentro del archivo copiar la siguiente información:</text:p>
        </text:list-item>
      </text:list>
      <text:p text:style-name="Standard"><text:tab/></text:p>
      <text:p text:style-name="Standard"><text:tab/>&lt;VirtualHost *:80&gt; </text:p>
      <text:p text:style-name="Standard"><text:tab/><text:tab/>ServerName proyectobs.com </text:p>
      <text:p text:style-name="Standard"><text:tab/><text:tab/>Alias <text:s/>/static/ /var/www/proyectoBs/static/ </text:p>
      <text:p text:style-name="Standard"><text:tab/><text:tab/>&lt;Directory /var/www/proyectoBs/proyectoBs&gt; </text:p>
      <text:p text:style-name="Standard"><text:tab/><text:tab/><text:tab/>Order allow,deny </text:p>
      <text:p text:style-name="Standard"><text:tab/><text:tab/><text:tab/>allow from all </text:p>
      <text:p text:style-name="Standard"><text:tab/><text:tab/>&lt;/Directory&gt; </text:p>
      <text:p text:style-name="Standard"/>
      <text:p text:style-name="Standard"><text:tab/><text:tab/>&lt;Directory /var/www/proyectoBs/static&gt; </text:p>
      <text:p text:style-name="Standard"><text:tab/><text:tab/><text:tab/>Order deny,allow </text:p>
      <text:p text:style-name="Standard"><text:tab/><text:tab/><text:tab/>Allow from all </text:p>
      <text:p text:style-name="Standard"><text:tab/><text:tab/>&lt;/Directory&gt; </text:p>
      <text:p text:style-name="Standard"><text:tab/><text:tab/>WSGIScriptAlias / /var/www/proyectoBs/proyectoBs/wsgi.py </text:p>
      <text:p text:style-name="Standard"><text:tab/>&lt;/VirtualHost&gt; </text:p>
      <text:p text:style-name="Standard"/>
      <text:p text:style-name="Standard"><text:tab/>NOTA: verificar que no se encuentre ningún otro sitio agregado en el puerto 80, en dicho <text:tab/>caso utilizar otro puerto.</text:p>
      <text:p text:style-name="Standard"/>
      <text:list xml:id="list1764072797" text:style-name="L15">
        <text:list-item>
          <text:p text:style-name="P19">Linkearlo como sitio disponible</text:p>
        </text:list-item>
      </text:list>
      <text:p text:style-name="Standard"/>
      <text:p text:style-name="Standard"><text:tab/>sudo a2ensite proyectoBs</text:p>
      <text:p text:style-name="Standard"/>
      <text:list xml:id="list576879788" text:style-name="L17">
        <text:list-item>
          <text:p text:style-name="P20">Recargar configuraciones del servidor</text:p>
        </text:list-item>
      </text:list>
      <text:p text:style-name="Standard"/>
      <text:p text:style-name="Standard"><text:tab/>sudo /etc/init.d/apache2 reload</text:p>
      <text:p text:style-name="Standard"/>
      <text:list xml:id="list718138118" text:style-name="L19">
        <text:list-item>
          <text:p text:style-name="P22">Editar archivo hosts que se encuentra en /etc/ y configurar un alias para la IP deseada</text:p>
        </text:list-item>
      </text:list>
      <text:p text:style-name="Standard"/>
      <text:p text:style-name="Standard"><text:tab/>por ejemplo: 127.0.0.1 proyectobs.com</text:p>
      <text:p text:style-name="Standard"/>
      <text:list xml:id="list1647114423" text:style-name="L18">
        <text:list-item>
          <text:p text:style-name="P21">Iniciar los servicios de <text:span text:style-name="T4">apache</text:span></text:p>
        </text:list-item>
      </text:list>
      <text:p text:style-name="Standard"/>
      <text:p text:style-name="Standard"><text:tab/>sudo /etc/init.d/apache2 re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18:18:06</meta:creation-date>
    <dc:date>2013-10-03T15:40:19</dc:date>
    <meta:editing-duration>PT2M6S</meta:editing-duration>
    <meta:editing-cycles>5</meta:editing-cycles>
    <meta:generator>LibreOffice/3.5$Linux_x86 LibreOffice_project/350m1$Build-2</meta:generator>
    <meta:document-statistic meta:table-count="0" meta:image-count="0" meta:object-count="0" meta:page-count="2" meta:paragraph-count="50" meta:word-count="224" meta:character-count="1740" meta:non-whitespace-character-count="1521"/>
  </office:meta>
</office:document-meta>
</file>